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954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4.5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 fo:font-weight="normal" style:font-name-asian="Consolas" style:font-weight-asian="normal" style:font-weight-complex="normal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1" style:family="table-cell" style:parent-style-name="Default">
      <style:table-cell-properties fo:border-bottom="0.002cm solid #000000" fo:border-left="none" fo:border-right="0.088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2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Consolas" fo:font-weight="normal" style:font-name-asian="Consolas" style:font-weight-asian="normal" style:font-weight-complex="normal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6" style:family="table-cell" style:parent-style-name="Default" style:data-style-name="N100">
      <style:text-properties style:font-name="Consolas" fo:font-weight="normal" style:font-name-asian="Consolas" style:font-weight-asian="normal" style:font-weight-complex="normal"/>
    </style:style>
    <style:style style:name="ce17" style:family="table-cell" style:parent-style-name="Default" style:data-style-name="N100">
      <style:table-cell-properties fo:border-bottom="0.002cm solid #000000" fo:border-left="0.002cm solid #000000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8" style:family="table-cell" style:parent-style-name="Default" style:data-style-name="N100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2" style:family="table-cell" style:parent-style-name="Default" style:data-style-name="N100">
      <style:table-cell-properties fo:border-bottom="0.002cm solid #000000" fo:border-left="none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4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" style:family="table-cell" style:parent-style-name="Default">
      <style:table-cell-properties fo:border-bottom="0.002cm solid #000000" fo:border-left="0.088cm solid #000000" fo:border-right="none" fo:border-top="0.088cm solid #000000"/>
      <style:text-properties style:font-name="Consolas" fo:font-weight="normal" style:font-name-asian="Consolas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3" style:family="table-cell" style:parent-style-name="Default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9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" style:family="table-cell" style:parent-style-name="Default">
      <style:table-cell-properties fo:border-bottom="0.002cm solid #000000" fo:border-left="0.088cm solid #000000" fo:border-right="none" fo:border-top="0.002cm solid #000000"/>
      <style:text-properties style:font-name="Consolas" fo:font-weight="normal" style:font-name-asian="Consolas" style:font-weight-asian="normal" style:font-weight-complex="normal"/>
    </style:style>
    <style:style style:name="ce4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1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2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4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6" style:family="table-cell" style:parent-style-name="Default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9" style:family="table-cell" style:parent-style-name="Default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6" style:family="table-cell" style:parent-style-name="Default">
      <style:text-properties style:font-name="Times New Roman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</office:automatic-styles>
  <office:body>
    <office:spreadsheet>
      <table:table table:name="Sheet5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7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8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default-cell-style-name="ce46"/>
        <table:table-column table:style-name="co1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2-3-3bi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7" office:value-type="string">
            <text:p>0b0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style-name="ce49"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0" office:value-type="string">
            <text:p>NOP</text:p>
            <text:p>1  4</text:p>
            <text:p>- - - - -</text:p>
          </table:table-cell>
          <table:table-cell table:style-name="ce54" office:value-type="string">
            <text:p>LXI B,d16</text:p>
            <text:p>3  10</text:p>
            <text:p>- - - - -</text:p>
          </table:table-cell>
          <table:table-cell table:style-name="ce51" office:value-type="string">
            <text:p>STAX B</text:p>
            <text:p>1  7</text:p>
            <text:p>- - - - -</text:p>
          </table:table-cell>
          <table:table-cell table:style-name="ce55" office:value-type="string">
            <text:p>INX B</text:p>
            <text:p>1  5</text:p>
            <text:p>- - - - -</text:p>
          </table:table-cell>
          <table:table-cell table:style-name="ce52" office:value-type="string">
            <text:p>INR B</text:p>
            <text:p>1  5</text:p>
            <text:p>S Z A P -</text:p>
          </table:table-cell>
          <table:table-cell table:style-name="ce52" office:value-type="string">
            <text:p>DCR B</text:p>
            <text:p>1  5</text:p>
            <text:p>S Z A P -</text:p>
          </table:table-cell>
          <table:table-cell table:style-name="ce51" office:value-type="string">
            <text:p>MVI B,d8</text:p>
            <text:p>2  7</text:p>
            <text:p>- - - - -</text:p>
          </table:table-cell>
          <table:table-cell table:style-name="ce52" office:value-type="string">
            <text:p>RL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B</text:p>
            <text:p>1  10</text:p>
            <text:p>- - - - C</text:p>
          </table:table-cell>
          <table:table-cell table:style-name="ce51" office:value-type="string">
            <text:p>LDAX B</text:p>
            <text:p>1  7</text:p>
            <text:p>- - - - -</text:p>
          </table:table-cell>
          <table:table-cell table:style-name="ce55" office:value-type="string">
            <text:p>DCX B</text:p>
            <text:p>1  5</text:p>
            <text:p>- - - - -</text:p>
          </table:table-cell>
          <table:table-cell table:style-name="ce52" office:value-type="string">
            <text:p>INR C</text:p>
            <text:p>1  5</text:p>
            <text:p>S Z A P -</text:p>
          </table:table-cell>
          <table:table-cell table:style-name="ce52" office:value-type="string">
            <text:p>DCR C</text:p>
            <text:p>1  5</text:p>
            <text:p>S Z A P -</text:p>
          </table:table-cell>
          <table:table-cell table:style-name="ce51" office:value-type="string">
            <text:p>MVI C,d8</text:p>
            <text:p>2  7</text:p>
            <text:p>- - - - -</text:p>
          </table:table-cell>
          <table:table-cell table:style-name="ce52" office:value-type="string">
            <text:p>RR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D,d16</text:p>
            <text:p>3  10</text:p>
            <text:p>- - - - -</text:p>
          </table:table-cell>
          <table:table-cell table:style-name="ce51" office:value-type="string">
            <text:p>STAX D</text:p>
            <text:p>1  7</text:p>
            <text:p>- - - - -</text:p>
          </table:table-cell>
          <table:table-cell table:style-name="ce55" office:value-type="string">
            <text:p>INX D</text:p>
            <text:p>1  5</text:p>
            <text:p>- - - - -</text:p>
          </table:table-cell>
          <table:table-cell table:style-name="ce52" office:value-type="string">
            <text:p>INR D</text:p>
            <text:p>1  5</text:p>
            <text:p>S Z A P -</text:p>
          </table:table-cell>
          <table:table-cell table:style-name="ce52" office:value-type="string">
            <text:p>DCR D</text:p>
            <text:p>1  5</text:p>
            <text:p>S Z A P -</text:p>
          </table:table-cell>
          <table:table-cell table:style-name="ce51" office:value-type="string">
            <text:p>MVI D,d8</text:p>
            <text:p>2  7</text:p>
            <text:p>- - - - -</text:p>
          </table:table-cell>
          <table:table-cell table:style-name="ce52" office:value-type="string">
            <text:p>RAL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D</text:p>
            <text:p>1  10</text:p>
            <text:p>- - - - C</text:p>
          </table:table-cell>
          <table:table-cell table:style-name="ce51" office:value-type="string">
            <text:p>LDAX D</text:p>
            <text:p>1  7</text:p>
            <text:p>- - - - -</text:p>
          </table:table-cell>
          <table:table-cell table:style-name="ce55" office:value-type="string">
            <text:p>DCX D</text:p>
            <text:p>1  5</text:p>
            <text:p>- - - - -</text:p>
          </table:table-cell>
          <table:table-cell table:style-name="ce52" office:value-type="string">
            <text:p>INR E</text:p>
            <text:p>1  5</text:p>
            <text:p>S Z A P -</text:p>
          </table:table-cell>
          <table:table-cell table:style-name="ce52" office:value-type="string">
            <text:p>DCR E</text:p>
            <text:p>1  5</text:p>
            <text:p>S Z A P -</text:p>
          </table:table-cell>
          <table:table-cell table:style-name="ce51" office:value-type="string">
            <text:p>MVI E,d8</text:p>
            <text:p>2  7</text:p>
            <text:p>- - - - -</text:p>
          </table:table-cell>
          <table:table-cell table:style-name="ce52" office:value-type="string">
            <text:p>RAR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H,d16</text:p>
            <text:p>3  10</text:p>
            <text:p>- - - - -</text:p>
          </table:table-cell>
          <table:table-cell table:style-name="ce54" office:value-type="string">
            <text:p>SHLD a16</text:p>
            <text:p>3  16</text:p>
            <text:p>- - - - -</text:p>
          </table:table-cell>
          <table:table-cell table:style-name="ce55" office:value-type="string">
            <text:p>INX H</text:p>
            <text:p>1  5</text:p>
            <text:p>- - - - -</text:p>
          </table:table-cell>
          <table:table-cell table:style-name="ce52" office:value-type="string">
            <text:p>INR H</text:p>
            <text:p>1  5</text:p>
            <text:p>S Z A P -</text:p>
          </table:table-cell>
          <table:table-cell table:style-name="ce52" office:value-type="string">
            <text:p>DCR H</text:p>
            <text:p>1  5</text:p>
            <text:p>S Z A P -</text:p>
          </table:table-cell>
          <table:table-cell table:style-name="ce51" office:value-type="string">
            <text:p>MVI H,d8</text:p>
            <text:p>2  7</text:p>
            <text:p>- - - - -</text:p>
          </table:table-cell>
          <table:table-cell table:style-name="ce52" office:value-type="string">
            <text:p>DA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H</text:p>
            <text:p>1  10</text:p>
            <text:p>- - - - C</text:p>
          </table:table-cell>
          <table:table-cell table:style-name="ce54" office:value-type="string">
            <text:p>LHLD a16</text:p>
            <text:p>3  16</text:p>
            <text:p>- - - - -</text:p>
          </table:table-cell>
          <table:table-cell table:style-name="ce55" office:value-type="string">
            <text:p>DCX H</text:p>
            <text:p>1  5</text:p>
            <text:p>- - - - -</text:p>
          </table:table-cell>
          <table:table-cell table:style-name="ce52" office:value-type="string">
            <text:p>INR L</text:p>
            <text:p>1  5</text:p>
            <text:p>S Z A P -</text:p>
          </table:table-cell>
          <table:table-cell table:style-name="ce52" office:value-type="string">
            <text:p>DCR L</text:p>
            <text:p>1  5</text:p>
            <text:p>S Z A P -</text:p>
          </table:table-cell>
          <table:table-cell table:style-name="ce51" office:value-type="string">
            <text:p>MVI L,d8</text:p>
            <text:p>2  7</text:p>
            <text:p>- - - - -</text:p>
          </table:table-cell>
          <table:table-cell table:style-name="ce52" office:value-type="string">
            <text:p>CMA</text:p>
            <text:p>1  4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SP,d16</text:p>
            <text:p>3  10</text:p>
            <text:p>- - - - -</text:p>
          </table:table-cell>
          <table:table-cell table:style-name="ce51" office:value-type="string">
            <text:p>STA a16</text:p>
            <text:p>3  13</text:p>
            <text:p>- - - - -</text:p>
          </table:table-cell>
          <table:table-cell table:style-name="ce55" office:value-type="string">
            <text:p>INX SP</text:p>
            <text:p>1  5</text:p>
            <text:p>- - - - -</text:p>
          </table:table-cell>
          <table:table-cell table:style-name="ce52" office:value-type="string">
            <text:p>INR M</text:p>
            <text:p>1  10</text:p>
            <text:p>S Z A P -</text:p>
          </table:table-cell>
          <table:table-cell table:style-name="ce52" office:value-type="string">
            <text:p>DCR M</text:p>
            <text:p>1  10</text:p>
            <text:p>S Z A P -</text:p>
          </table:table-cell>
          <table:table-cell table:style-name="ce51" office:value-type="string">
            <text:p>MVI M,d8</text:p>
            <text:p>2  10</text:p>
            <text:p>- - - - -</text:p>
          </table:table-cell>
          <table:table-cell table:style-name="ce52" office:value-type="string">
            <text:p>ST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SP</text:p>
            <text:p>1  10</text:p>
            <text:p>- - - - C</text:p>
          </table:table-cell>
          <table:table-cell table:style-name="ce51" office:value-type="string">
            <text:p>LDA a16</text:p>
            <text:p>3  13</text:p>
            <text:p>- - - - -</text:p>
          </table:table-cell>
          <table:table-cell table:style-name="ce55" office:value-type="string">
            <text:p>DCX SP</text:p>
            <text:p>1  5</text:p>
            <text:p>- - - - -</text:p>
          </table:table-cell>
          <table:table-cell table:style-name="ce52" office:value-type="string">
            <text:p>INR A</text:p>
            <text:p>1  5</text:p>
            <text:p>S Z A P -</text:p>
          </table:table-cell>
          <table:table-cell table:style-name="ce52" office:value-type="string">
            <text:p>DCR A</text:p>
            <text:p>1  5</text:p>
            <text:p>S Z A P -</text:p>
          </table:table-cell>
          <table:table-cell table:style-name="ce51" office:value-type="string">
            <text:p>MVI A,d8</text:p>
            <text:p>2  7</text:p>
            <text:p>- - - - -</text:p>
          </table:table-cell>
          <table:table-cell table:style-name="ce52" office:value-type="string">
            <text:p>CMC</text:p>
            <text:p>1  4</text:p>
            <text:p>- - - -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0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1" office:value-type="string">
            <text:p>MOV B,B</text:p>
            <text:p>1  5</text:p>
            <text:p>- - - - -</text:p>
          </table:table-cell>
          <table:table-cell table:style-name="ce51" office:value-type="string">
            <text:p>MOV B,C</text:p>
            <text:p>1  5</text:p>
            <text:p>- - - - -</text:p>
          </table:table-cell>
          <table:table-cell table:style-name="ce51" office:value-type="string">
            <text:p>MOV B,D</text:p>
            <text:p>1  5</text:p>
            <text:p>- - - - -</text:p>
          </table:table-cell>
          <table:table-cell table:style-name="ce51" office:value-type="string">
            <text:p>MOV B,E</text:p>
            <text:p>1  5</text:p>
            <text:p>- - - - -</text:p>
          </table:table-cell>
          <table:table-cell table:style-name="ce51" office:value-type="string">
            <text:p>MOV B,H</text:p>
            <text:p>1  5</text:p>
            <text:p>- - - - -</text:p>
          </table:table-cell>
          <table:table-cell table:style-name="ce51" office:value-type="string">
            <text:p>MOV B,L</text:p>
            <text:p>1  5</text:p>
            <text:p>- - - - -</text:p>
          </table:table-cell>
          <table:table-cell table:style-name="ce51" office:value-type="string">
            <text:p>MOV B,M</text:p>
            <text:p>1  7</text:p>
            <text:p>- - - - -</text:p>
          </table:table-cell>
          <table:table-cell table:style-name="ce51" office:value-type="string">
            <text:p>MOV B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1" office:value-type="string">
            <text:p>MOV C,B</text:p>
            <text:p>1  5</text:p>
            <text:p>- - - - -</text:p>
          </table:table-cell>
          <table:table-cell table:style-name="ce51" office:value-type="string">
            <text:p>MOV C,C</text:p>
            <text:p>1  5</text:p>
            <text:p>- - - - -</text:p>
          </table:table-cell>
          <table:table-cell table:style-name="ce51" office:value-type="string">
            <text:p>MOV C,D</text:p>
            <text:p>1  5</text:p>
            <text:p>- - - - -</text:p>
          </table:table-cell>
          <table:table-cell table:style-name="ce51" office:value-type="string">
            <text:p>MOV C,E</text:p>
            <text:p>1  5</text:p>
            <text:p>- - - - -</text:p>
          </table:table-cell>
          <table:table-cell table:style-name="ce51" office:value-type="string">
            <text:p>MOV C,H</text:p>
            <text:p>1  5</text:p>
            <text:p>- - - - -</text:p>
          </table:table-cell>
          <table:table-cell table:style-name="ce51" office:value-type="string">
            <text:p>MOV C,L</text:p>
            <text:p>1  5</text:p>
            <text:p>- - - - -</text:p>
          </table:table-cell>
          <table:table-cell table:style-name="ce51" office:value-type="string">
            <text:p>MOV C,M</text:p>
            <text:p>1  7</text:p>
            <text:p>- - - - -</text:p>
          </table:table-cell>
          <table:table-cell table:style-name="ce51" office:value-type="string">
            <text:p>MOV C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1" office:value-type="string">
            <text:p>MOV D,B</text:p>
            <text:p>1  5</text:p>
            <text:p>- - - - -</text:p>
          </table:table-cell>
          <table:table-cell table:style-name="ce51" office:value-type="string">
            <text:p>MOV D,C</text:p>
            <text:p>1  5</text:p>
            <text:p>- - - - -</text:p>
          </table:table-cell>
          <table:table-cell table:style-name="ce51" office:value-type="string">
            <text:p>MOV D,D</text:p>
            <text:p>1  5</text:p>
            <text:p>- - - - -</text:p>
          </table:table-cell>
          <table:table-cell table:style-name="ce51" office:value-type="string">
            <text:p>MOV D,E</text:p>
            <text:p>1  5</text:p>
            <text:p>- - - - -</text:p>
          </table:table-cell>
          <table:table-cell table:style-name="ce51" office:value-type="string">
            <text:p>MOV D,H</text:p>
            <text:p>1  5</text:p>
            <text:p>- - - - -</text:p>
          </table:table-cell>
          <table:table-cell table:style-name="ce51" office:value-type="string">
            <text:p>MOV D,L</text:p>
            <text:p>1  5</text:p>
            <text:p>- - - - -</text:p>
          </table:table-cell>
          <table:table-cell table:style-name="ce51" office:value-type="string">
            <text:p>MOV D,M</text:p>
            <text:p>1  7</text:p>
            <text:p>- - - - -</text:p>
          </table:table-cell>
          <table:table-cell table:style-name="ce51" office:value-type="string">
            <text:p>MOV D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1" office:value-type="string">
            <text:p>MOV E,B</text:p>
            <text:p>1  5</text:p>
            <text:p>- - - - -</text:p>
          </table:table-cell>
          <table:table-cell table:style-name="ce51" office:value-type="string">
            <text:p>MOV E,C</text:p>
            <text:p>1  5</text:p>
            <text:p>- - - - -</text:p>
          </table:table-cell>
          <table:table-cell table:style-name="ce51" office:value-type="string">
            <text:p>MOV E,D</text:p>
            <text:p>1  5</text:p>
            <text:p>- - - - -</text:p>
          </table:table-cell>
          <table:table-cell table:style-name="ce51" office:value-type="string">
            <text:p>MOV E,E</text:p>
            <text:p>1  5</text:p>
            <text:p>- - - - -</text:p>
          </table:table-cell>
          <table:table-cell table:style-name="ce51" office:value-type="string">
            <text:p>MOV E,H</text:p>
            <text:p>1  5</text:p>
            <text:p>- - - - -</text:p>
          </table:table-cell>
          <table:table-cell table:style-name="ce51" office:value-type="string">
            <text:p>MOV E,L</text:p>
            <text:p>1  5</text:p>
            <text:p>- - - - -</text:p>
          </table:table-cell>
          <table:table-cell table:style-name="ce51" office:value-type="string">
            <text:p>MOV E,M</text:p>
            <text:p>1  7</text:p>
            <text:p>- - - - -</text:p>
          </table:table-cell>
          <table:table-cell table:style-name="ce51" office:value-type="string">
            <text:p>MOV E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1" office:value-type="string">
            <text:p>MOV H,B</text:p>
            <text:p>1  5</text:p>
            <text:p>- - - - -</text:p>
          </table:table-cell>
          <table:table-cell table:style-name="ce51" office:value-type="string">
            <text:p>MOV H,C</text:p>
            <text:p>1  5</text:p>
            <text:p>- - - - -</text:p>
          </table:table-cell>
          <table:table-cell table:style-name="ce51" office:value-type="string">
            <text:p>MOV H,D</text:p>
            <text:p>1  5</text:p>
            <text:p>- - - - -</text:p>
          </table:table-cell>
          <table:table-cell table:style-name="ce51" office:value-type="string">
            <text:p>MOV H,E</text:p>
            <text:p>1  5</text:p>
            <text:p>- - - - -</text:p>
          </table:table-cell>
          <table:table-cell table:style-name="ce51" office:value-type="string">
            <text:p>MOV H,H</text:p>
            <text:p>1  5</text:p>
            <text:p>- - - - -</text:p>
          </table:table-cell>
          <table:table-cell table:style-name="ce51" office:value-type="string">
            <text:p>MOV H,L</text:p>
            <text:p>1  5</text:p>
            <text:p>- - - - -</text:p>
          </table:table-cell>
          <table:table-cell table:style-name="ce51" office:value-type="string">
            <text:p>MOV H,M</text:p>
            <text:p>1  7</text:p>
            <text:p>- - - - -</text:p>
          </table:table-cell>
          <table:table-cell table:style-name="ce51" office:value-type="string">
            <text:p>MOV H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1" office:value-type="string">
            <text:p>MOV L,B</text:p>
            <text:p>1  5</text:p>
            <text:p>- - - - -</text:p>
          </table:table-cell>
          <table:table-cell table:style-name="ce51" office:value-type="string">
            <text:p>MOV L,C</text:p>
            <text:p>1  5</text:p>
            <text:p>- - - - -</text:p>
          </table:table-cell>
          <table:table-cell table:style-name="ce51" office:value-type="string">
            <text:p>MOV L,D</text:p>
            <text:p>1  5</text:p>
            <text:p>- - - - -</text:p>
          </table:table-cell>
          <table:table-cell table:style-name="ce51" office:value-type="string">
            <text:p>MOV L,E</text:p>
            <text:p>1  5</text:p>
            <text:p>- - - - -</text:p>
          </table:table-cell>
          <table:table-cell table:style-name="ce51" office:value-type="string">
            <text:p>MOV L,H</text:p>
            <text:p>1  5</text:p>
            <text:p>- - - - -</text:p>
          </table:table-cell>
          <table:table-cell table:style-name="ce51" office:value-type="string">
            <text:p>MOV L,L</text:p>
            <text:p>1  5</text:p>
            <text:p>- - - - -</text:p>
          </table:table-cell>
          <table:table-cell table:style-name="ce51" office:value-type="string">
            <text:p>MOV L,M</text:p>
            <text:p>1  7</text:p>
            <text:p>- - - - -</text:p>
          </table:table-cell>
          <table:table-cell table:style-name="ce51" office:value-type="string">
            <text:p>MOV L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1" office:value-type="string">
            <text:p>MOV M,B</text:p>
            <text:p>1  7</text:p>
            <text:p>- - - - -</text:p>
          </table:table-cell>
          <table:table-cell table:style-name="ce51" office:value-type="string">
            <text:p>MOV M,C</text:p>
            <text:p>1  7</text:p>
            <text:p>- - - - -</text:p>
          </table:table-cell>
          <table:table-cell table:style-name="ce51" office:value-type="string">
            <text:p>MOV M,D</text:p>
            <text:p>1  7</text:p>
            <text:p>- - - - -</text:p>
          </table:table-cell>
          <table:table-cell table:style-name="ce51" office:value-type="string">
            <text:p>MOV M,E</text:p>
            <text:p>1  7</text:p>
            <text:p>- - - - -</text:p>
          </table:table-cell>
          <table:table-cell table:style-name="ce51" office:value-type="string">
            <text:p>MOV M,H</text:p>
            <text:p>1  7</text:p>
            <text:p>- - - - -</text:p>
          </table:table-cell>
          <table:table-cell table:style-name="ce51" office:value-type="string">
            <text:p>MOV M,L</text:p>
            <text:p>1  7</text:p>
            <text:p>- - - - -</text:p>
          </table:table-cell>
          <table:table-cell table:style-name="ce50" office:value-type="string">
            <text:p>HLT</text:p>
            <text:p>1  7</text:p>
            <text:p>- - - - -</text:p>
          </table:table-cell>
          <table:table-cell table:style-name="ce51" office:value-type="string">
            <text:p>MOV M,A</text:p>
            <text:p>1  7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1" office:value-type="string">
            <text:p>MOV A,B</text:p>
            <text:p>1  5</text:p>
            <text:p>- - - - -</text:p>
          </table:table-cell>
          <table:table-cell table:style-name="ce51" office:value-type="string">
            <text:p>MOV A,C</text:p>
            <text:p>1  5</text:p>
            <text:p>- - - - -</text:p>
          </table:table-cell>
          <table:table-cell table:style-name="ce51" office:value-type="string">
            <text:p>MOV A,D</text:p>
            <text:p>1  5</text:p>
            <text:p>- - - - -</text:p>
          </table:table-cell>
          <table:table-cell table:style-name="ce51" office:value-type="string">
            <text:p>MOV A,E</text:p>
            <text:p>1  5</text:p>
            <text:p>- - - - -</text:p>
          </table:table-cell>
          <table:table-cell table:style-name="ce51" office:value-type="string">
            <text:p>MOV A,H</text:p>
            <text:p>1  5</text:p>
            <text:p>- - - - -</text:p>
          </table:table-cell>
          <table:table-cell table:style-name="ce51" office:value-type="string">
            <text:p>MOV A,L</text:p>
            <text:p>1  5</text:p>
            <text:p>- - - - -</text:p>
          </table:table-cell>
          <table:table-cell table:style-name="ce51" office:value-type="string">
            <text:p>MOV A,M</text:p>
            <text:p>1  7</text:p>
            <text:p>- - - - -</text:p>
          </table:table-cell>
          <table:table-cell table:style-name="ce51" office:value-type="string">
            <text:p>MOV A,A</text:p>
            <text:p>1  5</text:p>
            <text:p>- - - - -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2" office:value-type="string">
            <text:p>ADD B</text:p>
            <text:p>1  4</text:p>
            <text:p>S Z A P C</text:p>
          </table:table-cell>
          <table:table-cell table:style-name="ce52" office:value-type="string">
            <text:p>ADD C</text:p>
            <text:p>1  4</text:p>
            <text:p>S Z A P C</text:p>
          </table:table-cell>
          <table:table-cell table:style-name="ce52" office:value-type="string">
            <text:p>ADD D</text:p>
            <text:p>1  4</text:p>
            <text:p>S Z A P C</text:p>
          </table:table-cell>
          <table:table-cell table:style-name="ce52" office:value-type="string">
            <text:p>ADD E</text:p>
            <text:p>1  4</text:p>
            <text:p>S Z A P C</text:p>
          </table:table-cell>
          <table:table-cell table:style-name="ce52" office:value-type="string">
            <text:p>ADD H</text:p>
            <text:p>1  4</text:p>
            <text:p>S Z A P C</text:p>
          </table:table-cell>
          <table:table-cell table:style-name="ce52" office:value-type="string">
            <text:p>ADD L</text:p>
            <text:p>1  4</text:p>
            <text:p>S Z A P C</text:p>
          </table:table-cell>
          <table:table-cell table:style-name="ce52" office:value-type="string">
            <text:p>ADD M</text:p>
            <text:p>1  7</text:p>
            <text:p>S Z A P C</text:p>
          </table:table-cell>
          <table:table-cell table:style-name="ce52" office:value-type="string">
            <text:p>ADD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2" office:value-type="string">
            <text:p>ADC B</text:p>
            <text:p>1  4</text:p>
            <text:p>S Z A P C</text:p>
          </table:table-cell>
          <table:table-cell table:style-name="ce52" office:value-type="string">
            <text:p>ADC C</text:p>
            <text:p>1  4</text:p>
            <text:p>S Z A P C</text:p>
          </table:table-cell>
          <table:table-cell table:style-name="ce52" office:value-type="string">
            <text:p>ADC D</text:p>
            <text:p>1  4</text:p>
            <text:p>S Z A P C</text:p>
          </table:table-cell>
          <table:table-cell table:style-name="ce52" office:value-type="string">
            <text:p>ADC E</text:p>
            <text:p>1  4</text:p>
            <text:p>S Z A P C</text:p>
          </table:table-cell>
          <table:table-cell table:style-name="ce52" office:value-type="string">
            <text:p>ADC H</text:p>
            <text:p>1  4</text:p>
            <text:p>S Z A P C</text:p>
          </table:table-cell>
          <table:table-cell table:style-name="ce52" office:value-type="string">
            <text:p>ADC L</text:p>
            <text:p>1  4</text:p>
            <text:p>S Z A P C</text:p>
          </table:table-cell>
          <table:table-cell table:style-name="ce52" office:value-type="string">
            <text:p>ADC M</text:p>
            <text:p>1  7</text:p>
            <text:p>S Z A P C</text:p>
          </table:table-cell>
          <table:table-cell table:style-name="ce52" office:value-type="string">
            <text:p>ADC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2" office:value-type="string">
            <text:p>SUB B</text:p>
            <text:p>1  4</text:p>
            <text:p>S Z A P C</text:p>
          </table:table-cell>
          <table:table-cell table:style-name="ce52" office:value-type="string">
            <text:p>SUB C</text:p>
            <text:p>1  4</text:p>
            <text:p>S Z A P C</text:p>
          </table:table-cell>
          <table:table-cell table:style-name="ce52" office:value-type="string">
            <text:p>SUB D</text:p>
            <text:p>1  4</text:p>
            <text:p>S Z A P C</text:p>
          </table:table-cell>
          <table:table-cell table:style-name="ce52" office:value-type="string">
            <text:p>SUB E</text:p>
            <text:p>1  4</text:p>
            <text:p>S Z A P C</text:p>
          </table:table-cell>
          <table:table-cell table:style-name="ce52" office:value-type="string">
            <text:p>SUB H</text:p>
            <text:p>1  4</text:p>
            <text:p>S Z A P C</text:p>
          </table:table-cell>
          <table:table-cell table:style-name="ce52" office:value-type="string">
            <text:p>SUB L</text:p>
            <text:p>1  4</text:p>
            <text:p>S Z A P C</text:p>
          </table:table-cell>
          <table:table-cell table:style-name="ce52" office:value-type="string">
            <text:p>SUB M</text:p>
            <text:p>1  7</text:p>
            <text:p>S Z A P C</text:p>
          </table:table-cell>
          <table:table-cell table:style-name="ce52" office:value-type="string">
            <text:p>SU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2" office:value-type="string">
            <text:p>SBB B</text:p>
            <text:p>1  4</text:p>
            <text:p>S Z A P C</text:p>
          </table:table-cell>
          <table:table-cell table:style-name="ce52" office:value-type="string">
            <text:p>SBB C</text:p>
            <text:p>1  4</text:p>
            <text:p>S Z A P C</text:p>
          </table:table-cell>
          <table:table-cell table:style-name="ce52" office:value-type="string">
            <text:p>SBB D</text:p>
            <text:p>1  4</text:p>
            <text:p>S Z A P C</text:p>
          </table:table-cell>
          <table:table-cell table:style-name="ce52" office:value-type="string">
            <text:p>SBB E</text:p>
            <text:p>1  4</text:p>
            <text:p>S Z A P C</text:p>
          </table:table-cell>
          <table:table-cell table:style-name="ce52" office:value-type="string">
            <text:p>SBB H</text:p>
            <text:p>1  4</text:p>
            <text:p>S Z A P C</text:p>
          </table:table-cell>
          <table:table-cell table:style-name="ce52" office:value-type="string">
            <text:p>SBB L</text:p>
            <text:p>1  4</text:p>
            <text:p>S Z A P C</text:p>
          </table:table-cell>
          <table:table-cell table:style-name="ce52" office:value-type="string">
            <text:p>SBB M</text:p>
            <text:p>1  7</text:p>
            <text:p>S Z A P C</text:p>
          </table:table-cell>
          <table:table-cell table:style-name="ce52" office:value-type="string">
            <text:p>SB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2" office:value-type="string">
            <text:p>ANA B</text:p>
            <text:p>1  4</text:p>
            <text:p>S Z A P C</text:p>
          </table:table-cell>
          <table:table-cell table:style-name="ce52" office:value-type="string">
            <text:p>ANA C</text:p>
            <text:p>1  4</text:p>
            <text:p>S Z A P C</text:p>
          </table:table-cell>
          <table:table-cell table:style-name="ce52" office:value-type="string">
            <text:p>ANA D</text:p>
            <text:p>1  4</text:p>
            <text:p>S Z A P C</text:p>
          </table:table-cell>
          <table:table-cell table:style-name="ce52" office:value-type="string">
            <text:p>ANA E</text:p>
            <text:p>1  4</text:p>
            <text:p>S Z A P C</text:p>
          </table:table-cell>
          <table:table-cell table:style-name="ce52" office:value-type="string">
            <text:p>ANA H</text:p>
            <text:p>1  4</text:p>
            <text:p>S Z A P C</text:p>
          </table:table-cell>
          <table:table-cell table:style-name="ce52" office:value-type="string">
            <text:p>ANA L</text:p>
            <text:p>1  4</text:p>
            <text:p>S Z A P C</text:p>
          </table:table-cell>
          <table:table-cell table:style-name="ce52" office:value-type="string">
            <text:p>ANA M</text:p>
            <text:p>1  7</text:p>
            <text:p>S Z A P C</text:p>
          </table:table-cell>
          <table:table-cell table:style-name="ce52" office:value-type="string">
            <text:p>AN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2" office:value-type="string">
            <text:p>XRA B</text:p>
            <text:p>1  4</text:p>
            <text:p>S Z A P C</text:p>
          </table:table-cell>
          <table:table-cell table:style-name="ce52" office:value-type="string">
            <text:p>XRA C</text:p>
            <text:p>1  4</text:p>
            <text:p>S Z A P C</text:p>
          </table:table-cell>
          <table:table-cell table:style-name="ce52" office:value-type="string">
            <text:p>XRA D</text:p>
            <text:p>1  4</text:p>
            <text:p>S Z A P C</text:p>
          </table:table-cell>
          <table:table-cell table:style-name="ce52" office:value-type="string">
            <text:p>XRA E</text:p>
            <text:p>1  4</text:p>
            <text:p>S Z A P C</text:p>
          </table:table-cell>
          <table:table-cell table:style-name="ce52" office:value-type="string">
            <text:p>XRA H</text:p>
            <text:p>1  4</text:p>
            <text:p>S Z A P C</text:p>
          </table:table-cell>
          <table:table-cell table:style-name="ce52" office:value-type="string">
            <text:p>XRA L</text:p>
            <text:p>1  4</text:p>
            <text:p>S Z A P C</text:p>
          </table:table-cell>
          <table:table-cell table:style-name="ce52" office:value-type="string">
            <text:p>XRA M</text:p>
            <text:p>1  7</text:p>
            <text:p>S Z A P C</text:p>
          </table:table-cell>
          <table:table-cell table:style-name="ce52" office:value-type="string">
            <text:p>X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2" office:value-type="string">
            <text:p>ORA B</text:p>
            <text:p>1  4</text:p>
            <text:p>S Z A P C</text:p>
          </table:table-cell>
          <table:table-cell table:style-name="ce52" office:value-type="string">
            <text:p>ORA C</text:p>
            <text:p>1  4</text:p>
            <text:p>S Z A P C</text:p>
          </table:table-cell>
          <table:table-cell table:style-name="ce52" office:value-type="string">
            <text:p>ORA D</text:p>
            <text:p>1  4</text:p>
            <text:p>S Z A P C</text:p>
          </table:table-cell>
          <table:table-cell table:style-name="ce52" office:value-type="string">
            <text:p>ORA E</text:p>
            <text:p>1  4</text:p>
            <text:p>S Z A P C</text:p>
          </table:table-cell>
          <table:table-cell table:style-name="ce52" office:value-type="string">
            <text:p>ORA H</text:p>
            <text:p>1  4</text:p>
            <text:p>S Z A P C</text:p>
          </table:table-cell>
          <table:table-cell table:style-name="ce52" office:value-type="string">
            <text:p>ORA L</text:p>
            <text:p>1  4</text:p>
            <text:p>S Z A P C</text:p>
          </table:table-cell>
          <table:table-cell table:style-name="ce52" office:value-type="string">
            <text:p>ORA M</text:p>
            <text:p>1  7</text:p>
            <text:p>S Z A P C</text:p>
          </table:table-cell>
          <table:table-cell table:style-name="ce52" office:value-type="string">
            <text:p>O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2" office:value-type="string">
            <text:p>CMP B</text:p>
            <text:p>1  4</text:p>
            <text:p>S Z A P C</text:p>
          </table:table-cell>
          <table:table-cell table:style-name="ce52" office:value-type="string">
            <text:p>CMP C</text:p>
            <text:p>1  4</text:p>
            <text:p>S Z A P C</text:p>
          </table:table-cell>
          <table:table-cell table:style-name="ce52" office:value-type="string">
            <text:p>CMP D</text:p>
            <text:p>1  4</text:p>
            <text:p>S Z A P C</text:p>
          </table:table-cell>
          <table:table-cell table:style-name="ce52" office:value-type="string">
            <text:p>CMP E</text:p>
            <text:p>1  4</text:p>
            <text:p>S Z A P C</text:p>
          </table:table-cell>
          <table:table-cell table:style-name="ce52" office:value-type="string">
            <text:p>CMP H</text:p>
            <text:p>1  4</text:p>
            <text:p>S Z A P C</text:p>
          </table:table-cell>
          <table:table-cell table:style-name="ce52" office:value-type="string">
            <text:p>CMP L</text:p>
            <text:p>1  4</text:p>
            <text:p>S Z A P C</text:p>
          </table:table-cell>
          <table:table-cell table:style-name="ce52" office:value-type="string">
            <text:p>CMP M</text:p>
            <text:p>1  7</text:p>
            <text:p>S Z A P C</text:p>
          </table:table-cell>
          <table:table-cell table:style-name="ce52" office:value-type="string">
            <text:p>CMP A</text:p>
            <text:p>1  4</text:p>
            <text:p>S Z A P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3" office:value-type="string">
            <text:p>RNZ</text:p>
            <text:p>1  11/5</text:p>
            <text:p>- - - - -</text:p>
          </table:table-cell>
          <table:table-cell table:style-name="ce54" office:value-type="string">
            <text:p>POP B</text:p>
            <text:p>1  10</text:p>
            <text:p>- - - - -</text:p>
          </table:table-cell>
          <table:table-cell table:style-name="ce53" office:value-type="string">
            <text:p>JNZ a16</text:p>
            <text:p>3  10</text:p>
            <text:p>- - - - -</text:p>
          </table:table-cell>
          <table:table-cell table:style-name="ce53" office:value-type="string">
            <text:p>JMP a16</text:p>
            <text:p>3  10</text:p>
            <text:p>- - - - -</text:p>
          </table:table-cell>
          <table:table-cell table:style-name="ce53" office:value-type="string">
            <text:p>CNZ a16</text:p>
            <text:p>3  17/11</text:p>
            <text:p>- - - - -</text:p>
          </table:table-cell>
          <table:table-cell table:style-name="ce54" office:value-type="string">
            <text:p>PUSH B</text:p>
            <text:p>1  11</text:p>
            <text:p>- - - - -</text:p>
          </table:table-cell>
          <table:table-cell table:style-name="ce52" office:value-type="string">
            <text:p>ADI d8</text:p>
            <text:p>2  7</text:p>
            <text:p>S Z A P C</text:p>
          </table:table-cell>
          <table:table-cell table:style-name="ce53" office:value-type="string">
            <text:p>RST 0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3" office:value-type="string">
            <text:p>RZ</text:p>
            <text:p>1  11/5</text:p>
            <text:p>- - - - -</text:p>
          </table:table-cell>
          <table:table-cell table:style-name="ce53" office:value-type="string">
            <text:p>RET</text:p>
            <text:p>1  10</text:p>
            <text:p>- - - - -</text:p>
          </table:table-cell>
          <table:table-cell table:style-name="ce53" office:value-type="string">
            <text:p>JZ a16</text:p>
            <text:p>3  10</text:p>
            <text:p>- - - - -</text:p>
          </table:table-cell>
          <table:table-cell table:style-name="ce53" office:value-type="string">
            <text:p>*JMP a16</text:p>
            <text:p>3  10</text:p>
            <text:p>- - - - -</text:p>
          </table:table-cell>
          <table:table-cell table:style-name="ce53" office:value-type="string">
            <text:p>CZ a16</text:p>
            <text:p>3  17/11</text:p>
            <text:p>- - - - -</text:p>
          </table:table-cell>
          <table:table-cell table:style-name="ce53" office:value-type="string">
            <text:p>CALL a16</text:p>
            <text:p>3  17</text:p>
            <text:p>- - - - -</text:p>
          </table:table-cell>
          <table:table-cell table:style-name="ce52" office:value-type="string">
            <text:p>ACI d8</text:p>
            <text:p>2  7</text:p>
            <text:p>S Z A P C</text:p>
          </table:table-cell>
          <table:table-cell table:style-name="ce53" office:value-type="string">
            <text:p>RST 1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3" office:value-type="string">
            <text:p>RNC</text:p>
            <text:p>1  11/5</text:p>
            <text:p>- - - - -</text:p>
          </table:table-cell>
          <table:table-cell table:style-name="ce54" office:value-type="string">
            <text:p>POP D</text:p>
            <text:p>1  10</text:p>
            <text:p>- - - - -</text:p>
          </table:table-cell>
          <table:table-cell table:style-name="ce53" office:value-type="string">
            <text:p>JNC a16</text:p>
            <text:p>3  10</text:p>
            <text:p>- - - - -</text:p>
          </table:table-cell>
          <table:table-cell table:style-name="ce50" office:value-type="string">
            <text:p>OUT d8</text:p>
            <text:p>2  10</text:p>
            <text:p>- - - - -</text:p>
          </table:table-cell>
          <table:table-cell table:style-name="ce53" office:value-type="string">
            <text:p>CNC a16</text:p>
            <text:p>3  17/11</text:p>
            <text:p>- - - - -</text:p>
          </table:table-cell>
          <table:table-cell table:style-name="ce54" office:value-type="string">
            <text:p>PUSH D</text:p>
            <text:p>1  11</text:p>
            <text:p>- - - - -</text:p>
          </table:table-cell>
          <table:table-cell table:style-name="ce52" office:value-type="string">
            <text:p>SUI d8</text:p>
            <text:p>2  7</text:p>
            <text:p>S Z A P C</text:p>
          </table:table-cell>
          <table:table-cell table:style-name="ce53" office:value-type="string">
            <text:p>RST 2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3" office:value-type="string">
            <text:p>RC</text:p>
            <text:p>1  11/5</text:p>
            <text:p>- - - - -</text:p>
          </table:table-cell>
          <table:table-cell table:style-name="ce53" office:value-type="string">
            <text:p>*RET</text:p>
            <text:p>1  10</text:p>
            <text:p>- - - - -</text:p>
          </table:table-cell>
          <table:table-cell table:style-name="ce53" office:value-type="string">
            <text:p>JC a16</text:p>
            <text:p>3  10</text:p>
            <text:p>- - - - -</text:p>
          </table:table-cell>
          <table:table-cell table:style-name="ce50" office:value-type="string">
            <text:p>IN d8</text:p>
            <text:p>2  10</text:p>
            <text:p>- - - - -</text:p>
          </table:table-cell>
          <table:table-cell table:style-name="ce53" office:value-type="string">
            <text:p>CC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SBI d8</text:p>
            <text:p>2  7</text:p>
            <text:p>S Z A P C</text:p>
          </table:table-cell>
          <table:table-cell table:style-name="ce53" office:value-type="string">
            <text:p>RST 3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3" office:value-type="string">
            <text:p>RPO</text:p>
            <text:p>1  11/5</text:p>
            <text:p>- - - - -</text:p>
          </table:table-cell>
          <table:table-cell table:style-name="ce54" office:value-type="string">
            <text:p>POP H</text:p>
            <text:p>1  10</text:p>
            <text:p>- - - - -</text:p>
          </table:table-cell>
          <table:table-cell table:style-name="ce53" office:value-type="string">
            <text:p>JPO a16</text:p>
            <text:p>3  10</text:p>
            <text:p>- - - - -</text:p>
          </table:table-cell>
          <table:table-cell table:style-name="ce54" office:value-type="string">
            <text:p>XTHL</text:p>
            <text:p>1  18</text:p>
            <text:p>- - - - -</text:p>
          </table:table-cell>
          <table:table-cell table:style-name="ce53" office:value-type="string">
            <text:p>CPO a16</text:p>
            <text:p>3  17/11</text:p>
            <text:p>- - - - -</text:p>
          </table:table-cell>
          <table:table-cell table:style-name="ce54" office:value-type="string">
            <text:p>PUSH H</text:p>
            <text:p>1  11</text:p>
            <text:p>- - - - -</text:p>
          </table:table-cell>
          <table:table-cell table:style-name="ce52" office:value-type="string">
            <text:p>ANI d8</text:p>
            <text:p>2  7</text:p>
            <text:p>S Z A P C</text:p>
          </table:table-cell>
          <table:table-cell table:style-name="ce53" office:value-type="string">
            <text:p>RST 4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3" office:value-type="string">
            <text:p>RPE</text:p>
            <text:p>1  11/5</text:p>
            <text:p>- - - - -</text:p>
          </table:table-cell>
          <table:table-cell table:style-name="ce54" office:value-type="string">
            <text:p>PCHL</text:p>
            <text:p>1  5</text:p>
            <text:p>- - - - -</text:p>
          </table:table-cell>
          <table:table-cell table:style-name="ce53" office:value-type="string">
            <text:p>JPE a16</text:p>
            <text:p>3  10</text:p>
            <text:p>- - - - -</text:p>
          </table:table-cell>
          <table:table-cell table:style-name="ce54" office:value-type="string">
            <text:p>XCHG</text:p>
            <text:p>1  5</text:p>
            <text:p>- - - - -</text:p>
          </table:table-cell>
          <table:table-cell table:style-name="ce53" office:value-type="string">
            <text:p>CPE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XRI d8</text:p>
            <text:p>2  7</text:p>
            <text:p>S Z A P C</text:p>
          </table:table-cell>
          <table:table-cell table:style-name="ce53" office:value-type="string">
            <text:p>RST 5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3" office:value-type="string">
            <text:p>RP</text:p>
            <text:p>1  11/5</text:p>
            <text:p>- - - - -</text:p>
          </table:table-cell>
          <table:table-cell table:style-name="ce54" office:value-type="string">
            <text:p>POP PSW</text:p>
            <text:p>1  10</text:p>
            <text:p>S Z A P C</text:p>
          </table:table-cell>
          <table:table-cell table:style-name="ce53" office:value-type="string">
            <text:p>JP a16</text:p>
            <text:p>3  10</text:p>
            <text:p>- - - - -</text:p>
          </table:table-cell>
          <table:table-cell table:style-name="ce50" office:value-type="string">
            <text:p>DI</text:p>
            <text:p>1  4</text:p>
            <text:p>- - - - -</text:p>
          </table:table-cell>
          <table:table-cell table:style-name="ce53" office:value-type="string">
            <text:p>CP a16</text:p>
            <text:p>3  17/11</text:p>
            <text:p>- - - - -</text:p>
          </table:table-cell>
          <table:table-cell table:style-name="ce54" office:value-type="string">
            <text:p>PUSH PSW</text:p>
            <text:p>1  11</text:p>
            <text:p>- - - - -</text:p>
          </table:table-cell>
          <table:table-cell table:style-name="ce52" office:value-type="string">
            <text:p>ORI d8</text:p>
            <text:p>2  7</text:p>
            <text:p>S Z A P C</text:p>
          </table:table-cell>
          <table:table-cell table:style-name="ce53" office:value-type="string">
            <text:p>RST 6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3" office:value-type="string">
            <text:p>RM</text:p>
            <text:p>1  11/5</text:p>
            <text:p>- - - - -</text:p>
          </table:table-cell>
          <table:table-cell table:style-name="ce54" office:value-type="string">
            <text:p>SPHL</text:p>
            <text:p>1  5</text:p>
            <text:p>- - - - -</text:p>
          </table:table-cell>
          <table:table-cell table:style-name="ce53" office:value-type="string">
            <text:p>JM a16</text:p>
            <text:p>3  10</text:p>
            <text:p>- - - - -</text:p>
          </table:table-cell>
          <table:table-cell table:style-name="ce50" office:value-type="string">
            <text:p>EI</text:p>
            <text:p>1  4</text:p>
            <text:p>- - - - -</text:p>
          </table:table-cell>
          <table:table-cell table:style-name="ce53" office:value-type="string">
            <text:p>CM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CPI d8</text:p>
            <text:p>2  7</text:p>
            <text:p>S Z A P C</text:p>
          </table:table-cell>
          <table:table-cell table:style-name="ce53" office:value-type="string">
            <text:p>RST 7</text:p>
            <text:p>1  11</text:p>
            <text:p>- - - - -</text:p>
          </table:table-cell>
          <table:table-cell table:number-columns-repeated="8"/>
        </table:table-row>
        <table:table-row table:style-name="ro5" table:number-rows-repeated="1048532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TimingCtrl" table:style-name="ta1" table:print="false"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cc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c</text:p>
          </table:table-cell>
          <table:table-cell office:value-type="string">
            <text:p>Latch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Out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Out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Thru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</table:table>
      <table:database-ranges>
        <table:database-range table:target-range-address="Sheet8.A22:Sheet8.AMJ46" table:contains-header="false">
          <table:sort>
            <table:sort-by table:field-number="13" table:data-type="automatic"/>
            <table:sort-by table:field-number="17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68cm" fo:margin-bottom="2cm" fo:margin-left="0.637cm" fo:margin-right="0.714cm" fo:background-color="transparent" style:scale-to="27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22:3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bu Okada</meta:initial-creator>
    <meta:creation-date>2020-03-22T23:20:20.37</meta:creation-date>
    <meta:generator>OpenOffice/4.1.6$Win32 OpenOffice.org_project/416m1$Build-9790</meta:generator>
    <dc:date>2020-04-11T22:35:25.15</dc:date>
    <dc:creator>Manabu Okada</dc:creator>
    <meta:editing-duration>P14DT8H46M49S</meta:editing-duration>
    <meta:editing-cycles>159</meta:editing-cycles>
    <meta:printed-by>Manabu Okada</meta:printed-by>
    <meta:print-date>2020-04-07T07:50:26.69</meta:print-date>
    <meta:document-statistic meta:table-count="6" meta:cell-count="4524" meta:object-count="0"/>
  </office:meta>
</office:document-meta>
</file>